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4" style:family="graphic" style:parent-style-name="standard">
      <style:graphic-properties svg:stroke-width="0.03cm" svg:stroke-color="#000000" draw:marker-start-width="0.25cm" draw:marker-end-width="0.25cm" draw:fill-color="#cccccc" draw:textarea-horizontal-align="justify" draw:textarea-vertical-align="middle" draw:auto-grow-height="false" fo:min-height="0cm" fo:min-width="6.25cm" fo:padding-top="0.14cm" fo:padding-bottom="0.14cm" fo:padding-left="0.265cm" fo:padding-right="0.265cm" loext:decorative="false"/>
    </style:style>
    <style:style style:name="gr5" style:family="graphic" style:parent-style-name="standard">
      <style:graphic-properties svg:stroke-width="0.03cm" svg:stroke-color="#000000" draw:marker-start-width="0.25cm" draw:marker-end-width="0.25cm" draw:fill-color="#dddddd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6" style:family="graphic" style:parent-style-name="standard">
      <style:graphic-properties svg:stroke-width="0.03cm" svg:stroke-color="#000000" draw:marker-start-width="0.25cm" draw:marker-end-width="0.25cm" draw:fill-color="#cccccc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7" style:family="graphic" style:parent-style-name="standard">
      <style:graphic-properties draw:stroke="dash" draw:stroke-dash="Dash_20__28_Rounded_29_" svg:stroke-width="0.03cm" svg:stroke-color="#000000" draw:marker-start-width="0.25cm" draw:marker-end-width="0.25cm" svg:stroke-linecap="round" draw:fill-color="#cccccc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8" style:family="graphic" style:parent-style-name="objectwithoutfill">
      <style:graphic-properties svg:stroke-width="0.03cm" svg:stroke-color="#000000" draw:marker-start-width="0.25cm" draw:marker-end="Linienspitzen_20_1" draw:marker-end-width="0.2cm" draw:fill="none" draw:textarea-vertical-align="middle" fo:padding-top="0.14cm" fo:padding-bottom="0.14cm" fo:padding-left="0.265cm" fo:padding-right="0.265cm" loext:decorative="false"/>
    </style:style>
    <style:style style:name="gr9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10" style:family="graphic" style:parent-style-name="standard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252cm" fo:min-width="0.002cm" fo:padding-top="0.14cm" fo:padding-bottom="0.14cm" fo:padding-left="0.265cm" fo:padding-right="0.265cm" loext:decorative="false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496cm" loext:decorative="fals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0cm" loext:decorative="false"/>
    </style:style>
    <style:style style:name="gr13" style:family="graphic" style:parent-style-name="standard">
      <style:graphic-properties svg:stroke-color="#000000" draw:fill-color="#eeeeee" draw:textarea-horizontal-align="justify" draw:textarea-vertical-align="middle" draw:auto-grow-height="false" fo:min-height="0cm" fo:min-width="0cm" loext:decorative="false"/>
    </style:style>
    <style:style style:name="gr14" style:family="graphic" style:parent-style-name="objectwithoutfill">
      <style:graphic-properties svg:stroke-color="#000000" draw:fill="none" draw:textarea-vertical-align="middle" loext:decorative="false"/>
    </style:style>
    <style:style style:name="gr15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6" style:family="graphic" style:parent-style-name="objectwithoutfill">
      <style:graphic-properties svg:stroke-width="0.03cm" svg:stroke-color="#000000" draw:marker-start-width="0.25cm" draw:marker-end="Linienspitzen_20_2" draw:marker-end-width="0.2cm" draw:fill="none" draw:textarea-vertical-align="middle" fo:padding-top="0.14cm" fo:padding-bottom="0.14cm" fo:padding-left="0.265cm" fo:padding-right="0.265cm" loext:decorative="false"/>
    </style:style>
    <style:style style:name="gr17" style:family="graphic" style:parent-style-name="objectwithoutfill">
      <style:graphic-properties svg:stroke-width="0cm" svg:stroke-color="#000000" draw:marker-start-width="0.21cm" draw:marker-end="Linienspitzen_20_3" draw:marker-end-width="0.1cm" draw:fill="none" draw:textarea-vertical-align="middle" fo:padding-top="0.125cm" fo:padding-bottom="0.125cm" fo:padding-left="0.25cm" fo:padding-right="0.25cm" loext:decorative="false"/>
    </style:style>
    <style:style style:name="gr18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20" style:family="graphic" style:parent-style-name="objectwithoutfill">
      <style:graphic-properties draw:stroke="solid" draw:stroke-dash="Double_20_Dash_20__28_Rounded_29_" svg:stroke-width="0.03cm" svg:stroke-color="#000000" draw:marker-start="Dimension_20_Lines" draw:marker-start-width="0.25cm" draw:marker-end="Dimension_20_Lines" draw:marker-end-width="0.25cm" svg:stroke-linecap="round" draw:fill="none" draw:textarea-vertical-align="middle" fo:padding-top="0.14cm" fo:padding-bottom="0.14cm" fo:padding-left="0.265cm" fo:padding-right="0.265cm" loext:decorative="false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eeeeee"/>
      <style:paragraph-properties fo:text-align="center"/>
    </style:style>
    <style:style style:name="P9" style:family="paragraph"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svg:title>TexMaths</svg:title>
          <svg:desc>12§latex§$\mathrm{d} m_{i}=\rho\,A\,\mathrm{d}x$§svg§600§TRUE§</svg:desc>
          <draw:g draw:style-name="gr2">
            <draw:path draw:style-name="gr3" draw:text-style-name="P1" draw:layer="layout" svg:width="0.207cm" svg:height="0.294cm" svg:x="7.054cm" svg:y="-1.005cm" svg:viewBox="0 0 208 295" svg:d="M146 268c0 9 0 18 0 27 21-1 41-3 62-4 0-5 0-9 0-14-29 0-33-2-33-22 0-85 0-170 0-255-20 2-41 3-61 5 0 4 0 8 0 12 30 0 34 3 34 24 0 30 0 60 0 91-14-16-32-27-54-27-50 0-94 42-94 96 0 52 41 94 89 94 27 0 47-14 57-27zM146 155c0 29 0 58 0 87 0 7 0 8-4 15-14 20-33 29-51 29-19 0-33-11-44-27s-12-40-12-58c0-16 1-41 13-60 8-13 25-26 48-26 14 0 32 6 46 25 4 7 4 8 4 15z">
              <text:p/>
            </draw:path>
            <draw:path draw:style-name="gr3" draw:text-style-name="P1" draw:layer="layout" svg:width="0.344cm" svg:height="0.189cm" svg:x="7.286cm" svg:y="-0.9cm" svg:viewBox="0 0 345 190" svg:d="M25 161c-1 6-3 16-3 18 0 8 6 11 12 11 4 0 13-3 15-12 3-10 6-20 9-31 3-12 6-25 9-37 3-10 5-19 6-29 3-7 6-19 6-20 6-13 29-51 69-51 19 0 22 15 22 28 0 11-2 23-6 36-4 16-8 32-12 48-2 11-5 21-8 32-1 9-5 23-5 25 0 8 5 11 12 11 13 0 16-11 19-24 5-24 21-85 26-100 1-6 22-56 69-56 18 0 23 14 23 28 0 24-18 72-26 95-4 9-6 14-6 22 0 21 14 35 34 35 40 0 55-61 55-64 0-4-3-4-4-4-5 0-5 1-6 7-8 22-21 52-43 52-8 0-11-4-11-14s3-20 8-29c7-22 25-69 25-93 0-27-16-45-48-45-31 0-54 19-69 41 0-5-1-19-13-30-11-9-24-11-35-11-37 0-58 28-65 37-2-24-20-37-40-37-19 0-27 17-31 24-7 14-13 39-13 41 0 4 5 4 6 4 4 0 4-1 7-9 7-30 16-50 30-50 7 0 13 3 13 19 0 8-1 13-7 34-8 33-16 66-24 98z">
              <text:p/>
            </draw:path>
            <draw:path draw:style-name="gr3" draw:text-style-name="P1" draw:layer="layout" svg:width="0.089cm" svg:height="0.196cm" svg:x="7.657cm" svg:y="-0.846cm" svg:viewBox="0 0 90 197" svg:d="M82 11c0-5-4-11-12-11s-16 7-16 17c0 5 4 11 11 11 9 0 17-9 17-17zM22 160c-2 4-3 7-3 12 0 15 12 25 28 25 30 0 43-40 43-44s-3-2-5-4c-5 0-5 2-6 5-7 23-19 35-31 35-6 0-7-4-7-10 0-7 1-12 5-19 2-8 6-15 9-24 3-6 13-33 15-37 0-2 1-6 1-9 0-13-12-24-28-24-30 0-43 39-43 44 0 4 3 2 5 4 5 0 5-2 6-5 7-25 20-36 31-36 5 0 7 2 7 11 0 7-1 10-8 30-7 15-13 31-19 46z">
              <text:p/>
            </draw:path>
            <draw:path draw:style-name="gr3" draw:text-style-name="P1" draw:layer="layout" svg:width="0.279cm" svg:height="0.098cm" svg:x="7.925cm" svg:y="-0.869cm" svg:viewBox="0 0 280 99" svg:d="M265 17c7 0 15 0 15-9 0-8-8-8-14-8-84 0-168 0-253 0-6 0-13 0-13 8 0 9 7 9 14 9 84 0 168 0 251 0zM266 99c6 0 14 0 14-8s-8-8-15-8c-83 0-167 0-251 0-7 0-14 0-14 8s7 8 13 8c85 0 169 0 253 0z">
              <text:p/>
            </draw:path>
            <draw:path draw:style-name="gr3" draw:text-style-name="P1" draw:layer="layout" svg:width="0.198cm" svg:height="0.275cm" svg:x="8.358cm" svg:y="-0.9cm" svg:viewBox="0 0 199 276" svg:d="M1 258c-1 5-1 6-1 7 0 6 5 11 12 11 8 0 14-7 14-8 3-5 16-61 28-105 8 16 22 27 42 27 49 0 103-58 103-122 0-44-27-68-59-68-40 0-85 42-97 93-14 55-28 110-42 165zM95 181c-29 0-36-34-36-38 0-1 2-9 3-15 12-47 16-62 26-79 18-30 39-39 52-39 16 0 29 12 29 40 0 24-12 71-24 91-13 26-33 40-50 40z">
              <text:p/>
            </draw:path>
            <draw:path draw:style-name="gr3" draw:text-style-name="P1" draw:layer="layout" svg:width="0.288cm" svg:height="0.299cm" svg:x="8.648cm" svg:y="-1.015cm" svg:viewBox="0 0 289 300" svg:d="M61 252c-17 28-33 34-51 35-6 1-10 1-10 8 0 3 2 5 6 5 11 0 24-1 36-1 14 0 29 1 42 1 2 0 8 0 8-7 0-5-3-6-7-6-9 0-19-4-19-14 0-5 2-10 6-16 10-18 21-36 31-54 35 0 71 0 106 0 1 10 7 66 7 71 0 12-22 13-30 13-6 0-11 0-11 8 0 5 5 5 6 5 18 0 36-1 53-1 11 0 37 1 48 1 2 0 7 0 7-8 0-5-3-5-9-5-27 0-27-2-28-14-8-88-17-176-25-263-1-9-1-10-9-10-7 0-8 2-10 7-49 82-98 164-147 245zM112 190c27-46 55-92 82-137 5 45 9 91 14 137-32 0-64 0-96 0z">
              <text:p/>
            </draw:path>
            <draw:path draw:style-name="gr3" draw:text-style-name="P1" draw:layer="layout" svg:width="0.207cm" svg:height="0.294cm" svg:x="9.035cm" svg:y="-1.005cm" svg:viewBox="0 0 208 295" svg:d="M145 268c0 9 0 18 0 27 21-1 42-3 63-4 0-5 0-9 0-14-30 0-34-2-34-22 0-85 0-170 0-255-20 2-40 3-60 5 0 4 0 8 0 12 29 0 32 3 32 24 0 30 0 60 0 91-12-16-30-27-52-27-50 0-94 42-94 96 0 52 41 94 89 94 27 0 45-14 56-27zM145 155c0 29 0 58 0 87 0 7 0 8-5 15-12 20-31 29-49 29-19 0-33-11-44-27s-12-40-12-58c0-16 1-41 13-60 8-13 24-26 47-26 15 0 33 6 45 25 5 7 5 8 5 15z">
              <text:p/>
            </draw:path>
            <draw:path draw:style-name="gr3" draw:text-style-name="P1" draw:layer="layout" svg:width="0.209cm" svg:height="0.189cm" svg:x="9.266cm" svg:y="-0.9cm" svg:viewBox="0 0 210 190" svg:d="M128 59c3-11 12-49 42-49 3 0 12 0 22 4-12 3-20 14-20 23 0 7 4 16 15 16 10 0 23-9 23-25 0-22-25-28-40-28-24 0-38 23-44 32-10-27-32-32-44-32-45 0-69 54-69 65 0 4 4 4 5 4 4 0 5-1 6-4 14-45 42-55 56-55 9 0 23 3 23 27 0 13-7 42-23 101-7 26-21 43-40 43-3 0-12 0-21-5 11-3 19-11 19-23s-8-14-15-14c-12 0-23 10-23 24 0 19 22 27 40 27 27 0 43-29 44-32 5 15 20 32 46 32 43 0 67-54 67-64 0-4-4-4-5-4-4 0-5 1-6 4-13 45-42 55-55 55-17 0-24-14-24-28 0-10 2-18 7-37s10-38 14-57z">
              <text:p/>
            </draw:path>
          </draw:g>
        </draw:g>
        <draw:custom-shape draw:style-name="gr4" draw:text-style-name="P2" draw:layer="layout" svg:width="6.75cm" svg:height="0.2cm" svg:x="3.35cm" svg:y="4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15cm" svg:height="0.2cm" svg:x="10.05cm" svg:y="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5cm" svg:height="0.2cm" svg:x="2.95cm" svg:y="4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15cm" svg:height="0.2cm" svg:x="3.25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15cm" svg:height="0.2cm" svg:x="2.851cm" svg:y="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3.12cm" svg:y1="4.5cm" svg:x2="3.12cm" svg:y2="5.6cm">
          <text:p/>
        </draw:line>
        <draw:line draw:style-name="gr9" draw:text-style-name="P4" draw:layer="layout" svg:x1="3.32cm" svg:y1="6.4cm" svg:x2="5.32cm" svg:y2="6.4cm">
          <text:p/>
        </draw:line>
        <draw:line draw:style-name="gr9" draw:text-style-name="P4" draw:layer="layout" svg:x1="0.92cm" svg:y1="6.4cm" svg:x2="2.92cm" svg:y2="6.4cm">
          <text:p/>
        </draw:line>
        <draw:g draw:style-name="gr1">
          <draw:custom-shape draw:style-name="gr10" draw:text-style-name="P5" draw:layer="layout" svg:width="0.75cm" svg:height="0.75cm" svg:x="3.757cm" svg:y="7.3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1">
            <svg:title>TexMaths</svg:title>
            <svg:desc>12§latex§$V$§svg§600§TRUE§</svg:desc>
            <draw:g draw:style-name="gr2">
              <draw:path draw:style-name="gr3" draw:text-style-name="P1" draw:layer="layout" svg:width="0.297cm" svg:height="0.294cm" svg:x="4.007cm" svg:y="7.596cm" svg:viewBox="0 0 298 295" svg:d="M239 48c21-32 39-34 53-35 6 0 6-7 6-8 0-4-2-5-6-5-11 0-23 1-33 1-15 0-29-1-42-1-3 0-9 0-9 8 0 5 5 5 7 5 12 1 20 5 20 13 0 7-6 16-6 17-43 68-86 136-128 204-10-74-20-148-29-222 0-7 9-12 29-12 6 0 10 0 10-8 0-4-3-5-6-5-16 0-34 1-52 1-8 0-16 0-23 0s-16-1-23-1c-2 0-7 0-7 8 0 5 4 5 10 5 24 0 24 4 25 14 11 86 22 172 33 258 1 9 3 10 9 10 7 0 8-2 12-7 50-80 100-160 150-240z">
                <text:p/>
              </draw:path>
            </draw:g>
          </draw:g>
        </draw:g>
        <draw:g draw:style-name="gr1">
          <svg:title>TexMaths</svg:title>
          <svg:desc>12§latex§$U_{\mathrm{V}}$§svg§600§TRUE§</svg:desc>
          <draw:g draw:style-name="gr2">
            <draw:path draw:style-name="gr3" draw:text-style-name="P1" draw:layer="layout" svg:width="0.29cm" svg:height="0.294cm" svg:x="4.551cm" svg:y="8.001cm" svg:viewBox="0 0 291 295" svg:d="M238 44c4-17 12-30 46-31 2 0 7 0 7-8-2-2 0-5-6-5-13 0-29 1-43 1s-29-1-43-1c-3 0-7 0-7 8 0 5 3 5 7 5 24 0 29 10 29 18 0 1-2 8-2 10-12 49-25 99-38 149-14 56-62 92-104 92-29 0-52-18-52-54 0-1 0-14 5-33 14-54 27-109 41-163 3-14 5-19 35-19 12 0 14 0 14-8 0-5-5-5-6-5-11 0-42 1-53 1-13 0-43-1-55-1-3 0-7 0-7 8 0 5 4 5 11 5 1 0 9 0 17 1 7 0 10 2 10 6 0 3-4 21-7 30-3 13-5 25-8 37-5 17-24 96-27 104-2 11-2 18-2 24 0 52 38 80 81 80 54 0 106-46 120-103 13-49 25-98 37-148z">
              <text:p/>
            </draw:path>
            <draw:path draw:style-name="gr3" draw:text-style-name="P1" draw:layer="layout" svg:width="0.229cm" svg:height="0.206cm" svg:x="4.818cm" svg:y="8.149cm" svg:viewBox="0 0 230 207" svg:d="M196 30c4-8 11-18 34-19 0-4 0-7 0-11-8 1-20 1-29 1-12 0-33-1-34-1 0 4 0 7 0 11 10 0 19 5 19 14 0 2 0 4-2 6-20 47-40 94-61 141-21-49-42-99-63-148-1-4-1-4-1-5 0-8 15-8 22-8 0-4 0-7 0-11-14 1-33 1-43 1-15 0-37-1-38-1 0 4 0 7 0 11 2 0 3 0 5 0 17 0 21 2 25 11 26 59 51 118 77 178 2 4 2 7 8 7 4 0 6 0 8-6 25-57 49-114 73-171z">
              <text:p/>
            </draw:path>
          </draw:g>
        </draw:g>
        <draw:line draw:style-name="gr9" draw:text-style-name="P4" draw:layer="layout" svg:x1="5.32cm" svg:y1="6.4cm" svg:x2="5.32cm" svg:y2="7.7cm">
          <text:p/>
        </draw:line>
        <draw:line draw:style-name="gr9" draw:text-style-name="P4" draw:layer="layout" svg:x1="0.92cm" svg:y1="6.4cm" svg:x2="0.92cm" svg:y2="7.7cm">
          <text:p/>
        </draw:line>
        <draw:line draw:style-name="gr9" draw:text-style-name="P4" draw:layer="layout" svg:x1="0.92cm" svg:y1="7.7cm" svg:x2="1.72cm" svg:y2="7.7cm">
          <text:p/>
        </draw:line>
        <draw:line draw:style-name="gr9" draw:text-style-name="P4" draw:layer="layout" svg:x1="4.52cm" svg:y1="7.7cm" svg:x2="5.32cm" svg:y2="7.7cm">
          <text:p/>
        </draw:line>
        <draw:custom-shape draw:style-name="gr11" draw:text-style-name="P6" draw:layer="layout" svg:width="0.996cm" svg:height="0.06cm" draw:transform="rotate (1.5707963267949) translate (2.95cm 6.899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0.996cm" svg:height="0.06cm" draw:transform="rotate (1.5707963267949) translate (3.25cm 6.899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15cm" svg:height="1.2cm" svg:x="3.05cm" svg:y="5.8cm">
          <text:p/>
          <draw:enhanced-geometry svg:viewBox="0 0 21600 21600" draw:type="rectangle" draw:enhanced-path="M 0 0 L 21600 0 21600 21600 0 21600 0 0 Z N"/>
        </draw:custom-shape>
        <draw:g draw:style-name="gr1">
          <draw:g draw:style-name="gr1">
            <draw:line draw:style-name="gr9" draw:text-style-name="P4" draw:layer="layout" svg:x1="10.141cm" svg:y1="2.9cm" svg:x2="10.456cm" svg:y2="4.109cm">
              <text:p/>
            </draw:line>
            <draw:custom-shape draw:style-name="gr13" draw:text-style-name="P8" draw:layer="layout" svg:width="0.241cm" svg:height="0.253cm" draw:transform="skewX (0.0197222205475359) rotate (0.273144027937113) translate (10.344cm 4.1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4" draw:text-style-name="P4" draw:layer="layout" svg:x1="10.12cm" svg:y1="2.906cm" svg:x2="10.12cm" svg:y2="4.756cm">
            <text:p/>
          </draw:line>
        </draw:g>
        <draw:line draw:style-name="gr9" draw:text-style-name="P4" draw:layer="layout" svg:x1="2.54cm" svg:y1="7.7cm" svg:x2="3.74cm" svg:y2="7.7cm">
          <text:p/>
        </draw:line>
        <draw:custom-shape draw:style-name="gr15" draw:text-style-name="P7" draw:layer="layout" svg:width="0.2cm" svg:height="0.2cm" svg:x="1.718cm" svg:y="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cm" svg:height="0.2cm" svg:x="2.319cm" svg:y="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4" draw:layer="layout" svg:x1="4cm" svg:y1="1.15cm" svg:x2="9.5cm" svg:y2="1.15cm">
          <text:p/>
        </draw:line>
        <draw:line draw:style-name="gr16" draw:text-style-name="P4" draw:layer="layout" svg:x1="9.25cm" svg:y1="1.45cm" svg:x2="3.75cm" svg:y2="1.45cm">
          <text:p/>
        </draw:line>
        <draw:g draw:style-name="gr1">
          <svg:title>TexMaths</svg:title>
          <svg:desc>12§latex§$\vec{v}_{s}$§svg§600§TRUE§</svg:desc>
          <draw:g draw:style-name="gr2">
            <draw:path draw:style-name="gr3" draw:text-style-name="P1" draw:layer="layout" svg:width="0.184cm" svg:height="0.082cm" svg:x="6.501cm" svg:y="1.703cm" svg:viewBox="0 0 185 83" svg:d="M148 50c-4 5-19 17-19 24 0 5 4 9 9 9 3 0 6-3 8-5 5-6 14-18 32-28 4-1 7-3 7-8s-2-7-6-8c-8-8-13-15-16-24-1-4-3-10-9-10s-8 6-8 8c0 3 4 16 10 26-48 0-95 0-142 0-7 0-14 0-14 8s7 8 14 8c45 0 90 0 134 0z">
              <text:p/>
            </draw:path>
            <draw:path draw:style-name="gr3" draw:text-style-name="P1" draw:layer="layout" svg:width="0.183cm" svg:height="0.189cm" svg:x="6.453cm" svg:y="1.817cm" svg:viewBox="0 0 184 190" svg:d="M184 30c0-23-11-30-19-30-9 0-20 11-20 20 0 6 2 9 7 14 8 8 14 19 14 33 0 18-26 114-75 114-20 0-31-15-31-36 0-24 12-54 25-90 2-6 5-12 5-20 0-19-13-35-35-35-39 0-55 61-55 65s3 3 5 4c5 0 5-1 7-8 12-42 30-51 42-51 3 0 11 0 11 13 0 11-5 21-8 30-18 48-24 67-24 85 0 45 38 52 57 52 70 0 94-139 94-160z">
              <text:p/>
            </draw:path>
            <draw:path draw:style-name="gr3" draw:text-style-name="P1" draw:layer="layout" svg:width="0.116cm" svg:height="0.132cm" svg:x="6.665cm" svg:y="1.935cm" svg:viewBox="0 0 117 133" svg:d="M105 19c-7 3-12 9-12 15 0 7 6 9 10 9 3 0 14-2 14-17 0-19-21-26-39-26-46 0-54 35-54 43 0 11 6 18 11 22 7 6 13 7 33 10 6 2 24 5 24 20 0 4-2 16-15 23-11 6-26 6-29 6-12 0-29-2-36-12 11-1 17-8 17-16 0-7-5-11-12-11-9 0-17 6-17 19 0 18 19 29 48 29 54 0 63-37 63-48 0-28-30-32-40-35-3-1-10-2-12-2-11-3-16-9-16-14 0-8 5-16 12-20s18-6 23-6c6 0 21 2 27 11z">
              <text:p/>
            </draw:path>
          </draw:g>
        </draw:g>
        <draw:line draw:style-name="gr17" draw:text-style-name="P4" draw:layer="layout" svg:x1="3.305cm" svg:y1="3.086cm" svg:x2="10.085cm" svg:y2="3.086cm">
          <text:p/>
        </draw:line>
        <draw:line draw:style-name="gr17" draw:text-style-name="P4" draw:layer="layout" svg:x1="3.373cm" svg:y1="3.963cm" svg:x2="3.373cm" svg:y2="2.113cm">
          <text:p/>
        </draw:line>
        <draw:path draw:style-name="gr18" draw:text-style-name="P4" draw:layer="layout" svg:width="0.978cm" svg:height="0.492cm" draw:transform="skewX (0.0136135681655558) rotate (0.59707713710726) translate (5.88880159735405cm 2.83069029290718cm)" svg:viewBox="0 0 979 493" svg:d="M0 304c402 271 469 316 979-304">
          <text:p/>
        </draw:path>
        <draw:path draw:style-name="gr18" draw:text-style-name="P4" draw:layer="layout" svg:width="0.98cm" svg:height="0.487cm" draw:transform="skewX (0.0174532925199432) rotate (-2.53474167267137) translate (7.60038001022711cm 3.33606291198247cm)" svg:viewBox="0 0 981 488" svg:d="M0 295c400 274 467 320 981-295">
          <text:p/>
        </draw:path>
        <draw:line draw:style-name="gr18" draw:text-style-name="P4" draw:layer="layout" svg:x1="6.698cm" svg:y1="2.274cm" svg:x2="6.794cm" svg:y2="3.883cm">
          <text:p/>
        </draw:line>
        <draw:g draw:style-name="gr1">
          <svg:title>TexMaths</svg:title>
          <svg:desc>14§latex§$\times$§svg§600§TRUE§</svg:desc>
          <draw:g draw:style-name="gr2">
            <draw:path draw:style-name="gr3" draw:text-style-name="P1" draw:layer="layout" svg:width="0.074cm" svg:height="0.075cm" svg:x="6.711cm" svg:y="3.052cm" svg:viewBox="0 0 75 76" svg:d="M38 33c-11-10-21-20-32-31-2-2-2-2-3-2-2 0-3 1-3 3s0 2 2 3c10 11 21 21 31 32-10 10-21 21-31 31-2 2-2 2-2 3 0 2 1 4 3 4 1 0 1-1 3-3 11-10 21-21 32-31 10 11 21 22 32 33 1 0 2 1 3 1s2-2 2-4v-1c0-1-25-25-33-33 10-10 19-19 29-29 1-1 3-3 4-4v-2c0-2-1-3-2-3-2 0-2 1-4 2-11 11-21 21-31 31z">
              <text:p/>
            </draw:path>
          </draw:g>
        </draw:g>
        <draw:g draw:style-name="gr1">
          <svg:title>TexMaths</svg:title>
          <svg:desc>8§latex§$\rho(x)$§svg§600§TRUE§</svg:desc>
          <draw:g draw:style-name="gr2">
            <draw:path draw:style-name="gr3" draw:text-style-name="P1" draw:layer="layout" svg:width="0.132cm" svg:height="0.183cm" svg:x="2.754cm" svg:y="2.388cm" svg:viewBox="0 0 133 184" svg:d="M1 172c-1 4-1 3-1 4 0 5 3 8 8 8 6 0 10-4 10-5 1-3 10-41 18-70 6 11 14 18 28 18 33 0 69-39 69-82 0-29-19-45-40-45-27 0-56 28-64 62-10 37-19 74-28 110zM63 120c-19 0-24-22-24-24 0-1 2-7 3-11 8-31 10-41 16-52 12-20 27-27 35-27 10 0 20 8 20 28 0 15-9 47-16 60-10 18-23 26-34 26z">
              <text:p/>
            </draw:path>
            <draw:path draw:style-name="gr3" draw:text-style-name="P1" draw:layer="layout" svg:width="0.064cm" svg:height="0.279cm" svg:x="2.918cm" svg:y="2.302cm" svg:viewBox="0 0 65 280" svg:d="M65 277c0-1 0-1-5-6-34-36-44-88-44-131 0-49 11-98 45-132 4-4 4-4 4-5 0-2-1-3-3-3-3 0-28 19-44 55-15 30-18 61-18 85 0 22 3 55 18 87 17 35 41 53 44 53 2 0 3-1 3-3z">
              <text:p/>
            </draw:path>
            <draw:path draw:style-name="gr3" draw:text-style-name="P1" draw:layer="layout" svg:width="0.139cm" svg:height="0.126cm" svg:x="3.008cm" svg:y="2.388cm" svg:viewBox="0 0 140 127" svg:d="M85 39c2-7 8-33 28-33 1 0 8 0 14 4-8 1-14 8-14 15 0 5 4 10 12 10 5 0 15-5 15-17 0-14-17-18-27-18-16 0-26 15-29 22-7-19-23-22-31-22-28 0-44 36-44 43 0 3 2 3 3 3 2 0 3-1 4-3 9-29 28-37 37-37 5 0 16 3 16 19 0 9-5 28-16 67-4 17-14 28-27 28-1 0-8 0-13-3 6-1 13-7 13-15s-7-9-11-9c-8 0-15 7-15 16 0 12 14 18 26 18 19 0 29-20 30-22 3 11 13 22 30 22 29 0 45-36 45-43 0-3-2-3-3-3-3 0-3 1-4 3-10 30-28 36-38 36s-15-8-15-18c0-6 2-12 5-25 3-12 6-25 9-38z">
              <text:p/>
            </draw:path>
            <draw:path draw:style-name="gr3" draw:text-style-name="P1" draw:layer="layout" svg:width="0.064cm" svg:height="0.279cm" svg:x="3.176cm" svg:y="2.302cm" svg:viewBox="0 0 65 280" svg:d="M65 140c0-22-3-55-18-87-17-35-41-53-44-53-1 0-3 2-3 3s0 1 6 7c27 27 43 71 43 130 0 48-11 97-45 132-4 4-4 4-4 5s2 3 3 3c3 0 28-19 45-55 14-30 17-61 17-85z">
              <text:p/>
            </draw:path>
          </draw:g>
        </draw:g>
        <draw:g draw:style-name="gr1">
          <svg:title>TexMaths</svg:title>
          <svg:desc>8§latex§$x$§svg§600§TRUE§</svg:desc>
          <draw:g draw:style-name="gr2">
            <draw:path draw:style-name="gr3" draw:text-style-name="P1" draw:layer="layout" svg:width="0.137cm" svg:height="0.125cm" svg:x="8.255cm" svg:y="3.203cm" svg:viewBox="0 0 138 126" svg:d="M85 39c1-7 8-33 27-33 1 0 8 0 14 4-8 1-13 8-13 15 0 5 3 9 10 9 6 0 15-4 15-16 0-14-17-18-25-18-17 0-27 14-30 22-7-20-22-22-30-22-28 0-44 36-44 43 0 2 2 2 3 2 2 0 3 0 4-3 9-29 28-36 36-36 6 0 15 3 15 19 0 8-4 27-15 66-4 17-13 29-26 29-1 0-8 0-13-4 6-1 12-7 12-15 0-7-6-9-10-9-8 0-15 7-15 16 0 12 13 18 26 18 18 0 28-19 30-22 3 11 12 22 29 22 28 0 44-36 44-43 0-2-2-2-3-2-2 0-3 0-4 3-9 29-28 36-36 36-11 0-15-9-15-19 0-5 1-12 4-24 4-12 7-25 10-38z">
              <text:p/>
            </draw:path>
          </draw:g>
        </draw:g>
        <draw:frame draw:style-name="gr19" draw:text-style-name="P10" draw:layer="layout" svg:width="1.5cm" svg:height="0.75cm" svg:x="8.9cm" svg:y="3.55cm">
          <draw:text-box>
            <text:p text:style-name="P9"><text:span text:style-name="T1">Stab</text:span></text:p>
          </draw:text-box>
        </draw:frame>
        <draw:frame draw:style-name="gr19" draw:text-style-name="P10" draw:layer="layout" svg:width="2.2cm" svg:height="1.199cm" svg:x="0.9cm" svg:y="3.45cm">
          <draw:text-box>
            <text:p text:style-name="P9"><text:span text:style-name="T1">Piezo-element</text:span></text:p>
          </draw:text-box>
        </draw:frame>
        <draw:frame draw:style-name="gr19" draw:text-style-name="P10" draw:layer="layout" svg:width="2.7cm" svg:height="0.75cm" svg:x="3.6cm" svg:y="8.45cm">
          <draw:text-box>
            <text:p text:style-name="P9"><text:span text:style-name="T1">Oszilloskop</text:span></text:p>
          </draw:text-box>
        </draw:frame>
        <draw:line draw:style-name="gr20" draw:text-style-name="P4" draw:layer="layout" svg:x1="3.3cm" svg:y1="4.63cm" svg:x2="10.1cm" svg:y2="4.63cm">
          <text:p/>
        </draw:line>
        <draw:g draw:style-name="gr1">
          <svg:title>TexMaths</svg:title>
          <svg:desc>12§latex§$\ell$§svg§600§TRUE§</svg:desc>
          <draw:g draw:style-name="gr2">
            <draw:path draw:style-name="gr3" draw:text-style-name="P1" draw:layer="layout" svg:width="0.16cm" svg:height="0.299cm" svg:x="6.555cm" svg:y="4.804cm" svg:viewBox="0 0 161 300" svg:d="M2 253c-1 2-2 3-2 5 0 1 2 5 5 5 2 0 3-1 15-13 4-2 12-11 15-14 4 33 16 64 46 64 17 0 31-9 41-15 6-5 25-22 25-26 0-1-1-4-5-4-1 0-2 0-6 3-26 27-42 33-54 33-19 0-25-22-25-54 0-3 2-22 3-24 0-1 0-3 8-11 33-33 93-104 93-170 0-7 0-32-25-32-35 0-64 69-69 79-20 45-32 94-32 145-11 10-22 20-33 29zM61 195c1-5 19-97 43-146 11-23 20-39 33-39 15 0 15 14 15 21 0 69-71 144-91 164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stroke-dash draw:name="Dash_20__28_Rounded_29_" draw:display-name="Dash (Rounded)" draw:style="round" draw:dots1="1" draw:dots1-length="201%" draw:distance="199%"/>
    <draw:stroke-dash draw:name="Dash_20_Dot_20_1" draw:display-name="Dash Dot 1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.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9-18T13:50:58.281934793</dc:date>
    <meta:editing-duration>P1DT18H50M41S</meta:editing-duration>
    <meta:editing-cycles>89</meta:editing-cycles>
    <meta:generator>LibreOffice/24.2.5.2$Linux_X86_64 LibreOffice_project/420$Build-2</meta:generator>
    <meta:print-date>2024-09-18T13:48:36.633267614</meta:print-date>
    <meta:printed-by>PDF-Dateien</meta:printed-by>
    <meta:document-statistic meta:object-count="73"/>
  </office:meta>
</office:document-meta>
</file>